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okkasin samaan aikaan paikallisesti to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5:55:50.339554907</meta:creation-date>
    <dc:date>2018-11-03T20:16:01.17</dc:date>
    <meta:editing-duration>PT41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" meta:word-count="5" meta:character-count="44"/>
  </office:meta>
</office:document-meta>
</file>